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2BFD00002B3A5FCB2B6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9.5cm" style:rel-column-width="32767*"/>
    </style:style>
    <style:style style:name="Таблица2.B" style:family="table-column">
      <style:table-column-properties style:column-width="9.5cm" style:rel-column-width="32768*"/>
    </style:style>
    <style:style style:name="Таблица2.A1" style:family="table-cell">
      <style:table-cell-properties fo:padding="0.097cm" fo:border="none"/>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9.001cm" table:align="margins"/>
    </style:style>
    <style:style style:name="TableMobileThermoUnit.A" style:family="table-column">
      <style:table-column-properties style:column-width="19.001cm" style:rel-column-width="65535*"/>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style>
    <style:style style:name="TableDefects.A" style:family="table-column">
      <style:table-column-properties style:column-width="9.5cm" style:rel-column-width="32767*"/>
    </style:style>
    <style:style style:name="TableDefects.B" style:family="table-column">
      <style:table-column-properties style:column-width="9.5cm" style:rel-column-width="32768*"/>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A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Defects.A4" style:family="table-cell">
      <style:table-cell-properties fo:padding="0.097cm" fo:border-left="0.002cm solid #000000" fo:border-right="none" fo:border-top="none" fo:border-bottom="0.002cm solid #000000"/>
    </style:style>
    <style:style style:name="TableDefects.B4"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2250*"/>
    </style:style>
    <style:style style:name="TableDefectsByClass.B" style:family="table-column">
      <style:table-column-properties style:column-width="7.488cm" style:rel-column-width="4245*"/>
    </style:style>
    <style:style style:name="TableDefectsByClass.C" style:family="table-column">
      <style:table-column-properties style:column-width="7.544cm" style:rel-column-width="4277*"/>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none" fo:border-bottom="0.002cm solid #000000"/>
    </style:style>
    <style:style style:name="TableDefectsByClass.C2" style:family="table-cell">
      <style:table-cell-properties fo:padding="0.097cm" fo:border-left="0.002cm solid #000000" fo:border-right="0.002cm solid #000000" fo:border-top="none"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 style:family="table">
      <style:table-properties style:width="19.001cm" table:align="margins"/>
    </style:style>
    <style:style style:name="TableRipeness.A" style:family="table-column">
      <style:table-column-properties style:column-width="5.265cm" style:rel-column-width="18160*"/>
    </style:style>
    <style:style style:name="TableRipeness.B" style:family="table-column">
      <style:table-column-properties style:column-width="2.746cm" style:rel-column-width="9472*"/>
    </style:style>
    <style:style style:name="TableRipeness.F" style:family="table-column">
      <style:table-column-properties style:column-width="2.75cm" style:rel-column-width="9487*"/>
    </style:style>
    <style:style style:name="TableRipeness.A1" style:family="table-cell">
      <style:table-cell-properties fo:padding="0.097cm" fo:border="0.002cm solid #000000"/>
    </style:style>
    <style:style style:name="TableRipeness.A2" style:family="table-cell">
      <style:table-cell-properties style:vertical-align="middle" fo:padding="0.097cm" fo:border-left="0.002cm solid #000000" fo:border-right="none" fo:border-top="none" fo:border-bottom="0.002cm solid #000000"/>
    </style:style>
    <style:style style:name="TableRipeness.F2" style:family="table-cell">
      <style:table-cell-properties style:vertical-align="middle" fo:padding="0.097cm" fo:border-left="0.002cm solid #000000" fo:border-right="0.002cm solid #000000" fo:border-top="none" fo:border-bottom="0.002cm solid #000000"/>
    </style:style>
    <style:style style:name="TableRipeness.B3" style:family="table-cell">
      <style:table-cell-properties fo:padding="0.097cm" fo:border-left="0.002cm solid #000000" fo:border-right="none" fo:border-top="none" fo:border-bottom="0.002cm solid #000000"/>
    </style:style>
    <style:style style:name="TableRipeness.F3" style:family="table-cell">
      <style:table-cell-properties fo:padding="0.097cm" fo:border-left="0.002cm solid #000000" fo:border-right="0.002cm solid #000000" fo:border-top="none" fo:border-bottom="0.002cm solid #000000"/>
    </style:style>
    <style:style style:name="TablePictures" style:family="table">
      <style:table-properties style:width="19.001cm" fo:break-after="page" table:align="margins"/>
    </style:style>
    <style:style style:name="TablePictures.A" style:family="table-column">
      <style:table-column-properties style:column-width="9.5cm" style:rel-column-width="32767*"/>
    </style:style>
    <style:style style:name="TablePictures.B" style:family="table-column">
      <style:table-column-properties style:column-width="9.5cm" style:rel-column-width="32768*"/>
    </style:style>
    <style:style style:name="TableQualityExpertise" style:family="table">
      <style:table-properties style:width="19.001cm" table:align="margins"/>
    </style:style>
    <style:style style:name="TableQualityExpertise.A" style:family="table-column">
      <style:table-column-properties style:column-width="9.5cm" style:rel-column-width="32767*"/>
    </style:style>
    <style:style style:name="TableQualityExpertise.B" style:family="table-column">
      <style:table-column-properties style:column-width="9.5cm" style:rel-column-width="32768*"/>
    </style:style>
    <style:style style:name="TableQualityExpertise.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padding="0cm" fo:border="none"/>
    </style:style>
    <style:style style:name="Table3.A6" style:family="table-cell">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9pt" fo:language="en" fo:country="US" fo:font-style="italic"/>
    </style:style>
    <style:style style:name="P3" style:family="paragraph" style:parent-style-name="Standard">
      <style:paragraph-properties fo:text-align="center"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4" style:family="paragraph" style:parent-style-name="Standard">
      <style:paragraph-properties fo:text-align="start"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 style:family="paragraph" style:parent-style-name="Standard">
      <style:paragraph-properties fo:text-align="center" style:justify-single-word="false" style:text-autospace="none"/>
      <style:text-properties fo:color="#000000" style:font-name="Times New Roman" fo:font-size="14pt" fo:font-weight="bold" style:font-name-asian="Times New Roman2" style:font-size-asian="14pt" style:font-weight-asian="bold" style:font-name-complex="Times New Roman2" style:font-size-complex="14pt"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style:font-name="Times New Roman" fo:font-size="12pt" style:font-name-asian="Bookman Old Style" style:font-size-asian="12pt" style:font-name-complex="Bookman Old Style" style:font-size-complex="12pt"/>
    </style:style>
    <style:style style:name="P10" style:family="paragraph" style:parent-style-name="Table_20_Contents">
      <style:paragraph-properties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11" style:family="paragraph" style:parent-style-name="Footer">
      <style:paragraph-properties fo:text-align="end" style:justify-single-word="false"/>
      <style:text-properties fo:font-size="10pt" fo:language="en" fo:country="US" style:font-size-asian="10pt" style:font-size-complex="10pt"/>
    </style:style>
    <style:style style:name="P12" style:family="paragraph" style:parent-style-name="Standard">
      <style:paragraph-properties fo:text-align="center" style:justify-single-word="false" fo:background-color="#cccccc" style:text-autospace="none">
        <style:background-image/>
      </style:paragraph-properties>
      <style:text-properties fo:color="#000000" style:font-name="Times New Roman2" fo:font-size="12pt" fo:font-weight="bold" style:font-name-asian="Times New Roman2" style:font-size-asian="12pt" style:font-weight-asian="bold" style:font-name-complex="Times New Roman2" style:font-size-complex="12pt" style:font-weight-complex="bold"/>
    </style:style>
    <style:style style:name="P13" style:family="paragraph" style:parent-style-name="Standard">
      <style:text-properties style:font-name="Times New Roman"/>
    </style:style>
    <style:style style:name="P14" style:family="paragraph" style:parent-style-name="Standard">
      <style:text-properties style:font-name="Times New Roman" fo:font-weight="bold" style:font-weight-asian="bold" style:font-weight-complex="bold"/>
    </style:style>
    <style:style style:name="P15" style:family="paragraph" style:parent-style-name="Standard">
      <style:paragraph-properties fo:text-align="center" style:justify-single-word="false"/>
      <style:text-properties style:font-name="Times New Roman" fo:font-weight="bold" style:font-weight-asian="bold" style:font-weight-complex="bold"/>
    </style:style>
    <style:style style:name="P16" style:family="paragraph" style:parent-style-name="Standard">
      <style:paragraph-properties fo:text-align="center" style:justify-single-word="false"/>
      <style:text-properties style:font-name="Times New Roman"/>
    </style:style>
    <style:style style:name="P17" style:family="paragraph" style:parent-style-name="Standard">
      <style:text-properties style:font-name="Times New Roman" fo:font-weight="normal" style:font-weight-asian="normal" style:font-weight-complex="normal"/>
    </style:style>
    <style:style style:name="P18" style:family="paragraph" style:parent-style-name="Standard">
      <style:text-properties style:font-name="Times New Roman" fo:language="en" fo:country="US"/>
    </style:style>
    <style:style style:name="P19" style:family="paragraph" style:parent-style-name="Standard">
      <style:text-properties style:font-name="Times New Roman" fo:language="en" fo:country="US" fo:font-weight="normal" style:font-weight-asian="normal" style:font-weight-complex="normal"/>
    </style:style>
    <style:style style:name="P20" style:family="paragraph" style:parent-style-name="Standard">
      <style:paragraph-properties fo:text-align="center" style:justify-single-word="false"/>
      <style:text-properties style:font-name="Times New Roman" fo:language="en" fo:country="US"/>
    </style:style>
    <style:style style:name="P21" style:family="paragraph" style:parent-style-name="Standard">
      <style:text-properties style:font-name="Times New Roman" fo:language="ru" fo:country="RU"/>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list-style-name="">
      <style:paragraph-properties style:text-autospace="none"/>
      <style:text-properties style:font-name="Times New Roman" fo:font-size="12pt" style:font-size-asian="12pt" style:font-size-complex="12pt"/>
    </style:style>
    <style:style style:name="P24" style:family="paragraph" style:parent-style-name="Standard" style:list-style-name="">
      <style:paragraph-properties style:text-autospace="none"/>
      <style:text-properties style:font-name="Times New Roman" fo:font-size="12pt" fo:font-weight="bold" style:font-size-asian="12pt" style:font-weight-asian="bold" style:font-size-complex="12pt" style:font-weight-complex="bold"/>
    </style:style>
    <style:style style:name="P25" style:family="paragraph" style:parent-style-name="Standard" style:list-style-name="">
      <style:paragraph-properties style:text-autospace="none"/>
      <style:text-properties style:font-name="Times New Roman" fo:font-size="10pt" style:font-size-asian="10pt" style:font-size-complex="10pt"/>
    </style:style>
    <style:style style:name="P26" style:family="paragraph" style:parent-style-name="Standard">
      <style:text-properties fo:font-size="12pt" style:font-size-asian="12pt" style:font-size-complex="12pt"/>
    </style:style>
    <style:style style:name="P27" style:family="paragraph" style:parent-style-name="Standard">
      <style:paragraph-properties fo:text-align="center" style:justify-single-word="false"/>
      <style:text-properties fo:font-size="12pt" style:font-size-asian="12pt" style:font-size-complex="12pt"/>
    </style:style>
    <style:style style:name="P28" style:family="paragraph" style:parent-style-name="Standard">
      <style:paragraph-properties fo:text-align="center"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29" style:family="paragraph" style:parent-style-name="Standard">
      <style:text-properties fo:color="#000000" style:font-name="Times New Roman" fo:font-weight="normal" style:font-name-asian="Times New Roman2" style:font-weight-asian="normal" style:font-name-complex="Times New Roman2" style:font-weight-complex="normal"/>
    </style:style>
    <style:style style:name="P30" style:family="paragraph" style:parent-style-name="Standard">
      <style:text-properties fo:color="#000000" style:font-name="Times New Roman" fo:language="en" fo:country="US" fo:font-weight="normal" style:font-name-asian="Times New Roman2" style:font-weight-asian="normal" style:font-name-complex="Times New Roman2" style:font-weight-complex="normal"/>
    </style:style>
    <style:style style:name="P31" style:family="paragraph" style:parent-style-name="Table_20_Contents">
      <style:text-properties style:font-name="Times New Roman"/>
    </style:style>
    <style:style style:name="P32"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3" style:family="paragraph" style:parent-style-name="Table_20_Contents">
      <style:paragraph-properties fo:text-align="start" style:justify-single-word="false"/>
      <style:text-properties style:font-name="Times New Roman" fo:font-size="12pt" fo:language="en" fo:country="US" fo:font-weight="normal" style:font-name-asian="Bookman Old Style" style:font-size-asian="12pt" style:font-weight-asian="normal" style:font-name-complex="Bookman Old Style" style:font-size-complex="12pt" style:font-weight-complex="normal"/>
    </style:style>
    <style:style style:name="P34" style:family="paragraph" style:parent-style-name="Table_20_Contents">
      <style:paragraph-properties fo:text-align="start" style:justify-single-word="false"/>
      <style:text-properties style:font-name="Times New Roman" fo:font-size="12pt" fo:language="en" fo:country="US" style:font-name-asian="Bookman Old Style" style:font-size-asian="12pt" style:font-name-complex="Bookman Old Style" style:font-size-complex="12pt"/>
    </style:style>
    <style:style style:name="P35" style:family="paragraph" style:parent-style-name="Table_20_Contents">
      <style:paragraph-properties fo:text-align="start" style:justify-single-word="false"/>
      <style:text-properties style:font-name="Times New Roman" fo:font-size="12pt" fo:language="en" fo:country="US" fo:font-weight="bold" style:font-name-asian="Bookman Old Style" style:font-size-asian="12pt" style:font-weight-asian="bold" style:font-name-complex="Bookman Old Style" style:font-size-complex="12pt" style:font-weight-complex="bold"/>
    </style:style>
    <style:style style:name="P36" style:family="paragraph" style:parent-style-name="Table_20_Contents">
      <style:paragraph-properties fo:text-align="center" style:justify-single-word="false"/>
      <style:text-properties style:font-name="Times New Roman" fo:font-size="12pt" style:font-name-asian="Bookman Old Style" style:font-size-asian="12pt" style:font-name-complex="Bookman Old Style" style:font-size-complex="12pt"/>
    </style:style>
    <style:style style:name="P37" style:family="paragraph" style:parent-style-name="Table_20_Contents">
      <style:paragraph-properties fo:text-align="center" style:justify-single-word="false"/>
      <style:text-properties style:font-name="Times New Roman" fo:font-size="12pt" fo:language="ru" fo:country="RU" style:font-name-asian="Bookman Old Style" style:font-size-asian="12pt" style:font-name-complex="Bookman Old Style" style:font-size-complex="12pt"/>
    </style:style>
    <style:style style:name="P38" style:family="paragraph" style:parent-style-name="Table_20_Contents">
      <style:paragraph-properties fo:text-align="start" style:justify-single-word="false"/>
      <style:text-properties style:font-name="Times New Roman" fo:font-size="12pt" fo:font-weight="bold" style:font-name-asian="Bookman Old Style" style:font-size-asian="12pt" style:font-weight-asian="bold" style:font-name-complex="Bookman Old Style" style:font-size-complex="12pt" style:font-weight-complex="bold"/>
    </style:style>
    <style:style style:name="P39" style:family="paragraph" style:parent-style-name="Table_20_Contents">
      <style:paragraph-properties fo:text-align="center" style:justify-single-word="false"/>
      <style:text-properties style:font-name="Times New Roman" fo:font-size="14pt" style:font-name-asian="Bookman Old Style" style:font-size-asian="14pt" style:font-name-complex="Bookman Old Style" style:font-size-complex="14pt"/>
    </style:style>
    <style:style style:name="P40" style:family="paragraph" style:parent-style-name="Table_20_Contents">
      <style:paragraph-properties fo:text-align="start" style:justify-single-word="false"/>
      <style:text-properties style:font-name="Times New Roman" fo:font-size="14pt" style:font-name-asian="Bookman Old Style" style:font-size-asian="14pt" style:font-name-complex="Bookman Old Style" style:font-size-complex="14pt"/>
    </style:style>
    <style:style style:name="P41" style:family="paragraph" style:parent-style-name="Table_20_Contents">
      <style:paragraph-properties fo:text-align="center" style:justify-single-word="false"/>
      <style:text-properties style:font-name="Times New Roman" fo:language="en" fo:country="US"/>
    </style:style>
    <style:style style:name="P42"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9pt" fo:language="en" fo:country="US" fo:font-style="italic"/>
    </style:style>
    <style:style style:name="T9" style:family="text">
      <style:text-properties fo:color="#000000" style:font-name="Times New Roman2" fo:font-size="11pt" fo:font-style="italic" style:font-name-asian="Times New Roman2" style:font-size-asian="11pt" style:font-style-asian="italic" style:font-name-complex="Times New Roman2" style:font-size-complex="11pt" style:font-style-complex="italic"/>
    </style:style>
    <style:style style:name="T10" style:family="text">
      <style:text-properties fo:color="#000000" style:font-name="Times New Roman2" fo:font-size="11.5pt" fo:font-style="italic" style:font-name-asian="Times New Roman2" style:font-size-asian="11.5pt" style:font-style-asian="italic" style:font-name-complex="Times New Roman2" style:font-size-complex="11.5pt" style:font-style-complex="italic"/>
    </style:style>
    <style:style style:name="T11" style:family="text">
      <style:text-properties fo:color="#000000" style:font-name="Times New Roman2" fo:language="en" fo:country="US" fo:font-weight="bold" style:font-name-asian="Times New Roman2" style:font-weight-asian="bold" style:font-name-complex="Times New Roman2" style:font-weight-complex="bold"/>
    </style:style>
    <style:style style:name="T12" style:family="text">
      <style:text-properties fo:color="#000000" style:font-name="Times New Roman2" fo:font-weight="bold" style:font-name-asian="Times New Roman2" style:font-weight-asian="bold" style:font-name-complex="Times New Roman2" style:font-weight-complex="bold"/>
    </style:style>
    <style:style style:name="T13" style:family="text">
      <style:text-properties fo:color="#000000" fo:language="en" fo:country="US" fo:font-weight="normal" style:font-name-asian="Times New Roman2" style:font-weight-asian="normal" style:font-name-complex="Times New Roman2" style:font-weight-complex="normal"/>
    </style:style>
    <style:style style:name="T14" style:family="text">
      <style:text-properties fo:color="#000000" fo:language="en" fo:country="US" fo:font-weight="bold" style:font-weight-asian="bold" style:font-weight-complex="bold"/>
    </style:style>
    <style:style style:name="T15" style:family="text">
      <style:text-properties fo:color="#000000" fo:font-weight="bold" style:font-weight-asian="bold" style:font-weight-complex="bold"/>
    </style:style>
    <style:style style:name="T16" style:family="text">
      <style:text-properties fo:color="#000000" fo:font-weight="bold" style:font-name-asian="Times New Roman2" style:font-weight-asian="bold" style:font-name-complex="Times New Roman2" style:font-weight-complex="bold"/>
    </style:style>
    <style:style style:name="T17" style:family="text">
      <style:text-properties fo:color="#000000" fo:font-weight="normal" style:font-name-asian="Times New Roman2" style:font-weight-asian="normal" style:font-name-complex="Times New Roman2" style:font-weight-complex="normal"/>
    </style:style>
    <style:style style:name="T18" style:family="text">
      <style:text-properties fo:color="#000000" style:font-name="Times New Roman"/>
    </style:style>
    <style:style style:name="T19" style:family="text">
      <style:text-properties fo:color="#000000" fo:font-size="11pt" fo:font-style="italic" style:font-name-asian="Times New Roman2" style:font-size-asian="11pt" style:font-style-asian="italic" style:font-name-complex="Times New Roman2" style:font-size-complex="11pt" style:font-style-complex="italic"/>
    </style:style>
    <style:style style:name="T20" style:family="text">
      <style:text-properties fo:color="#000000" fo:font-size="11.5pt" fo:font-style="italic" style:font-name-asian="Times New Roman2" style:font-size-asian="11.5pt" style:font-style-asian="italic" style:font-name-complex="Times New Roman2" style:font-size-complex="11.5pt" style:font-style-complex="italic"/>
    </style:style>
    <style:style style:name="T21" style:family="text">
      <style:text-properties fo:color="#000000" fo:font-style="italic" style:font-name-asian="Times New Roman2" style:font-style-asian="italic" style:font-name-complex="Times New Roman2" style:font-style-complex="italic"/>
    </style:style>
    <style:style style:name="T22" style:family="text">
      <style:text-properties fo:font-size="14pt" fo:font-weight="bold" style:font-size-asian="14pt" style:font-weight-asian="bold" style:font-size-complex="14pt" style:font-weight-complex="bold"/>
    </style:style>
    <style:style style:name="T23" style:family="text">
      <style:text-properties style:font-name="Times New Roman2" fo:font-weight="normal" style:font-name-asian="Times New Roman2" style:font-weight-asian="normal" style:font-name-complex="Times New Roman2" style:font-weight-complex="normal"/>
    </style:style>
    <style:style style:name="T24" style:family="text">
      <style:text-properties style:font-name="Times New Roman2" fo:language="en" fo:country="US" fo:font-weight="normal" style:font-name-asian="Times New Roman2" style:font-weight-asian="normal" style:font-name-complex="Times New Roman2" style:font-weight-complex="normal"/>
    </style:style>
    <style:style style:name="T25" style:family="text">
      <style:text-properties style:text-line-through-style="none" style:text-underline-style="none"/>
    </style:style>
    <style:style style:name="T26" style:family="text">
      <style:text-properties style:text-line-through-style="none" style:text-underline-style="none" fo:font-weight="normal" style:font-weight-asian="normal" style:font-weight-complex="normal"/>
    </style:style>
    <style:style style:name="T27" style:family="text">
      <style:text-properties style:text-line-through-style="none" fo:language="en" fo:country="US" style:text-underline-style="none" fo:font-weight="normal" style:font-weight-asian="normal" style:font-weight-complex="normal"/>
    </style:style>
    <style:style style:name="T28"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9" style:family="text">
      <style:text-properties fo:font-weight="normal" style:font-weight-asian="normal" style:font-weight-complex="normal"/>
    </style:style>
    <style:style style:name="T30" style:family="text">
      <style:text-properties fo:font-weight="normal" style:font-name-asian="Bookman Old Style" style:font-weight-asian="normal" style:font-name-complex="Bookman Old Style" style:font-weight-complex="normal"/>
    </style:style>
    <style:style style:name="T31" style:family="text">
      <style:text-properties fo:language="en" fo:country="US"/>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style:font-name-asian="Bookman Old Style" style:font-weight-asian="normal" style:font-name-complex="Bookman Old Style" style:font-weight-complex="normal"/>
    </style:style>
    <style:style style:name="T34" style:family="text">
      <style:text-properties fo:language="en" fo:country="US" style:font-name-asian="Bookman Old Style" style:font-name-complex="Bookman Old Style"/>
    </style:style>
    <style:style style:name="T35" style:family="text">
      <style:text-properties fo:language="en" fo:country="US" fo:font-weight="bold" style:font-name-asian="Bookman Old Style" style:font-weight-asian="bold" style:font-name-complex="Bookman Old Style" style:font-weight-complex="bold"/>
    </style:style>
    <style:style style:name="T36" style:family="text">
      <style:text-properties fo:language="en" fo:country="US" fo:font-weight="bold" style:font-weight-asian="bold" style:font-weight-complex="bold"/>
    </style:style>
    <style:style style:name="T37" style:family="text">
      <style:text-properties style:font-name-asian="Bookman Old Style" style:font-name-complex="Bookman Old Style"/>
    </style:style>
    <style:style style:name="T38" style:family="text">
      <style:text-properties fo:language="ru" fo:country="RU"/>
    </style:style>
    <style:style style:name="T39" style:family="text">
      <style:text-properties fo:font-weight="bold" style:font-weight-asian="bold" style:font-weight-complex="bold"/>
    </style:style>
    <style:style style:name="T40" style:family="text">
      <style:text-properties fo:font-weight="bold" style:font-name-asian="Bookman Old Style" style:font-weight-asian="bold" style:font-name-complex="Bookman Old Style" style:font-weight-complex="bold"/>
    </style:style>
    <style:style style:name="T41"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2" style:family="text">
      <style:text-properties style:font-name="Times New Roman" fo:font-size="14pt" fo:font-weight="bold" style:font-size-asian="14pt" style:font-weight-asian="bold" style:font-size-complex="14pt" style:font-weight-complex="bold"/>
    </style:style>
    <style:style style:name="T43" style:family="text">
      <style:text-properties style:font-name="Times New Roman" fo:font-size="14pt"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Таблица1" table:style-name="Таблица1">
        <table:table-column table:style-name="Таблица1.A"/>
        <table:table-column table:style-name="Таблица1.B"/>
        <table:table-row>
          <table:table-cell table:style-name="Таблица1.A1" office:value-type="string">
            <text:p text:style-name="P22"><text:span text:style-name="T16">Applicants for survey: </text:span></text:p>
            <text:p text:style-name="P22"><text:span text:style-name="T16">Company </text:span><text:span text:style-name="T13">{$ReportClientEng}</text:span></text:p>
            <text:p text:style-name="P22"/>
            <text:p text:style-name="P22"><text:span text:style-name="T16">Address </text:span></text:p>
            <text:p text:style-name="P22">{$ReportClientAddrEng}</text:p>
            <text:p text:style-name="P36"/>
          </table:table-cell>
          <table:table-cell table:style-name="Таблица1.A1" office:value-type="string">
            <text:p text:style-name="P22"><text:span text:style-name="T16">Заказчик инспекции: </text:span></text:p>
            <text:p text:style-name="P22"><text:span text:style-name="T16">Компания</text:span><text:span text:style-name="T17"> </text:span><text:span text:style-name="T13">{$ReportClient}</text:span><text:span text:style-name="T17"> </text:span></text:p>
            <text:p text:style-name="P22"/>
            <text:p text:style-name="P22"><text:span text:style-name="T16">Адрес </text:span></text:p>
            <text:p text:style-name="P22"><text:span text:style-name="T13">{$ReportClientAddr}</text:span><text:span text:style-name="T17"> </text:span></text:p>
            <text:p text:style-name="P22"/>
          </table:table-cell>
        </table:table-row>
      </table:table>
      <text:p text:style-name="P1"><text:s/><text:span text:style-name="T42">CARGO SURVEY REPORT</text:span><text:span text:style-name="T22"> </text:span></text:p>
      <text:p text:style-name="P27"><text:span text:style-name="T23">№ </text:span><text:span text:style-name="T24">{$Report}</text:span></text:p>
      <text:p text:style-name="P6"><text:span text:style-name="T43">ОТЧЕТ ОБ ИНСПЕКЦИИ ГРУЗА</text:span> </text:p>
      <text:p text:style-name="P27"><text:span text:style-name="T23">№ </text:span><text:span text:style-name="T24">{$Report}</text:span></text:p>
      <text:p text:style-name="Standard"/>
      <table:table table:name="Таблица2" table:style-name="Таблица2">
        <table:table-column table:style-name="Таблица2.A"/>
        <table:table-column table:style-name="Таблица2.B"/>
        <table:table-row>
          <table:table-cell table:style-name="Таблица2.A1" office:value-type="string">
            <text:p text:style-name="P13"><text:span text:style-name="T39">Container: </text:span>{$number}</text:p>
          </table:table-cell>
          <table:table-cell table:style-name="Таблица2.A1" office:value-type="string">
            <text:p text:style-name="P13"><text:span text:style-name="T39">Контейнер: </text:span>{$number}</text:p>
          </table:table-cell>
        </table:table-row>
        <table:table-row>
          <table:table-cell table:style-name="Таблица2.A1" office:value-type="string">
            <text:p text:style-name="P13"><text:span text:style-name="T39">Seal</text:span>: <text:span text:style-name="T26">{$inspection.actualSeal}</text:span><text:span text:style-name="T29"> </text:span></text:p>
          </table:table-cell>
          <table:table-cell table:style-name="Таблица2.A1" office:value-type="string">
            <text:p text:style-name="P13"><text:span text:style-name="T39">Пломба</text:span>: <text:span text:style-name="T27">{$inspection.actualSeal}</text:span></text:p>
          </table:table-cell>
        </table:table-row>
        <table:table-row>
          <table:table-cell table:style-name="Таблица2.A1" office:value-type="string">
            <text:p text:style-name="P13"><text:span text:style-name="T39">Description of Goods</text:span><text:span text:style-name="T29">:</text:span></text:p>
            <text:p text:style-name="P17">{$actualCargoesEnglishName}</text:p>
          </table:table-cell>
          <table:table-cell table:style-name="Таблица2.A1" office:value-type="string">
            <text:p text:style-name="P13"><text:span text:style-name="T39">Груз</text:span><text:span text:style-name="T29">: </text:span></text:p>
            <text:p text:style-name="P19">{$actualCargoesName}</text:p>
          </table:table-cell>
        </table:table-row>
        <table:table-row>
          <table:table-cell table:style-name="Таблица2.A1" office:value-type="string">
            <text:p text:style-name="P13"><text:span text:style-name="T39">Vessel</text:span>: <text:span text:style-name="T30">{$voyage.vessel.name}</text:span></text:p>
            <text:p text:style-name="P13"><text:span text:style-name="T35">Voyage number</text:span><text:span text:style-name="T33">:</text:span><text:span text:style-name="T29"> </text:span><text:span text:style-name="T32">{$voyage.number}</text:span></text:p>
          </table:table-cell>
          <table:table-cell table:style-name="Таблица2.A1" office:value-type="string">
            <text:p text:style-name="P13"><text:span text:style-name="T39">Судно</text:span>: <text:span text:style-name="T33">{$voyage.vessel.name}</text:span></text:p>
            <text:p text:style-name="P21"><text:span text:style-name="T40">Номер рейса</text:span><text:span text:style-name="T30">: </text:span><text:span text:style-name="T33">{$voyage.number}</text:span></text:p>
          </table:table-cell>
        </table:table-row>
        <table:table-row>
          <table:table-cell table:style-name="Таблица2.A1" office:value-type="string">
            <text:p text:style-name="P13"><text:span text:style-name="T39">Bill of Lading</text:span>: <text:span text:style-name="T29">{$billOfLadings}</text:span></text:p>
          </table:table-cell>
          <table:table-cell table:style-name="Таблица2.A1" office:value-type="string">
            <text:p text:style-name="P13"><text:span text:style-name="T39">Коносамент</text:span>: <text:span text:style-name="T32">{$billOfLadings}</text:span></text:p>
          </table:table-cell>
        </table:table-row>
        <table:table-row>
          <table:table-cell table:style-name="Таблица2.A1" office:value-type="string">
            <text:p text:style-name="P13"><text:span text:style-name="T16">Port and day of loading</text:span><text:span text:style-name="T17">: <text:s text:c="7"/></text:span><text:span text:style-name="T13"><text:s text:c="33"/>{$loadingPort.englishName}</text:span><text:span text:style-name="T17"> </text:span></text:p>
            <text:p text:style-name="P13">{$loadingDate} </text:p>
          </table:table-cell>
          <table:table-cell table:style-name="Таблица2.A1" office:value-type="string">
            <text:p text:style-name="P29"><text:span text:style-name="T39">Порт и дата отгрузки</text:span>:</text:p>
            <text:p text:style-name="P30">{$loadingPort.name}</text:p>
            <text:p text:style-name="P13">{$loadingDate}</text:p>
          </table:table-cell>
        </table:table-row>
        <table:table-row>
          <table:table-cell table:style-name="Таблица2.A1" office:value-type="string">
            <text:p text:style-name="P13"><text:span text:style-name="T39">Port and day of unloading</text:span>: <text:span text:style-name="T31"><text:s/></text:span></text:p>
            <text:p text:style-name="P18">{$dischargePort.englishName}</text:p>
            <text:p text:style-name="P13">{$dischargeDate}</text:p>
          </table:table-cell>
          <table:table-cell table:style-name="Таблица2.A1" office:value-type="string">
            <text:p text:style-name="P13"><text:span text:style-name="T39">Порт и дата выгрузки</text:span>: </text:p>
            <text:p text:style-name="P13">{$dischargePort.name}</text:p>
            <text:p text:style-name="P13">{$dischargeDate}</text:p>
          </table:table-cell>
        </table:table-row>
        <table:table-row>
          <table:table-cell table:style-name="Таблица2.A1" office:value-type="string">
            <text:p text:style-name="P13"><text:span text:style-name="T39">Shipper:</text:span> {$cargoSuppliersEng}</text:p>
          </table:table-cell>
          <table:table-cell table:style-name="Таблица2.A1" office:value-type="string">
            <text:p text:style-name="P13"><text:span text:style-name="T39">Отправитель:</text:span> <text:span text:style-name="T31">{$cargoSuppliers}</text:span></text:p>
          </table:table-cell>
        </table:table-row>
        <table:table-row>
          <table:table-cell table:style-name="Таблица2.A1" office:value-type="string">
            <text:p text:style-name="P13"><text:span text:style-name="T39">Order</text:span> <text:span text:style-name="T39">№:</text:span> <text:span text:style-name="T37">{$orders}</text:span> <text:s/></text:p>
          </table:table-cell>
          <table:table-cell table:style-name="Таблица2.A1" office:value-type="string">
            <text:p text:style-name="P13"><text:span text:style-name="T39">Заказ</text:span> <text:span text:style-name="T39">№:</text:span> <text:span text:style-name="T34">{$orders}</text:span> </text:p>
          </table:table-cell>
        </table:table-row>
        <table:table-row>
          <table:table-cell table:style-name="Таблица2.A1" office:value-type="string">
            <text:p text:style-name="P13"><text:span text:style-name="T39">Invoice</text:span> <text:span text:style-name="T39">№:</text:span> <text:span text:style-name="T37">{$invoices}</text:span> <text:s/></text:p>
          </table:table-cell>
          <table:table-cell table:style-name="Таблица2.A1" office:value-type="string">
            <text:p text:style-name="P13"><text:span text:style-name="T39">Инвойс</text:span> <text:span text:style-name="T39">№:</text:span> <text:span text:style-name="T34">{$invoices}</text:span> </text:p>
          </table:table-cell>
        </table:table-row>
        <table:table-row>
          <table:table-cell table:style-name="Таблица2.A1" office:value-type="string">
            <text:p text:style-name="P13"><text:span text:style-name="T39">Receiver</text:span>: </text:p>
            <text:p text:style-name="P13">{$CargoReceiverNameEng}</text:p>
            <text:p text:style-name="P13">{$CargoReceiverAddrEng}</text:p>
          </table:table-cell>
          <table:table-cell table:style-name="Таблица2.A1" office:value-type="string">
            <text:p text:style-name="P13"><text:span text:style-name="T39">Получатель</text:span>:</text:p>
            <text:p text:style-name="P13">{$CargoReceiverName}</text:p>
            <text:p text:style-name="P13">{$CargoReceiverAddr}</text:p>
          </table:table-cell>
        </table:table-row>
        <table:table-row>
          <table:table-cell table:style-name="Таблица2.A1" office:value-type="string">
            <text:p text:style-name="P13"><text:span text:style-name="T39">Date of inspection request</text:span><text:span text:style-name="T29">: </text:span><text:span text:style-name="T26">{$inspection.surveyRequestDate}</text:span></text:p>
          </table:table-cell>
          <table:table-cell table:style-name="Таблица2.A1" office:value-type="string">
            <text:p text:style-name="P13"><text:span text:style-name="T39">Дата заявки на инспекцию</text:span>:<text:span text:style-name="T27">{$inspection.surveyRequestDate}</text:span></text:p>
          </table:table-cell>
        </table:table-row>
        <table:table-row>
          <table:table-cell table:style-name="Таблица2.A1" office:value-type="string">
            <text:p text:style-name="P13"><text:span text:style-name="T39">Date of Survey Conducted</text:span><text:span text:style-name="T29">:</text:span><text:span text:style-name="T26">{$inspection.surveyDate}</text:span></text:p>
          </table:table-cell>
          <table:table-cell table:style-name="Таблица2.A1" office:value-type="string">
            <text:p text:style-name="P13"><text:span text:style-name="T36">Дата проведения инспекции</text:span><text:span text:style-name="T31">:</text:span><text:span text:style-name="T27">{$inspection.surveyDate}</text:span></text:p>
          </table:table-cell>
        </table:table-row>
        <table:table-row>
          <table:table-cell table:style-name="Таблица2.A1" office:value-type="string">
            <text:p text:style-name="P13"><text:span text:style-name="T39">Place of survey</text:span>: </text:p>
            <text:p text:style-name="P18">{$inspection.surveyPlace.englishName}</text:p>
          </table:table-cell>
          <table:table-cell table:style-name="Таблица2.A1" office:value-type="string">
            <text:p text:style-name="P13"><text:span text:style-name="T39">Место инспекции</text:span>: </text:p>
            <text:p text:style-name="P13">{$inspection.surveyPlace.russianName}</text:p>
          </table:table-cell>
        </table:table-row>
        <table:table-row>
          <table:table-cell table:style-name="Таблица2.A1" office:value-type="string">
            <text:p text:style-name="P13"><text:span text:style-name="T39">Unloading on a warehouse/in a motor vehicle</text:span>:<text:span text:style-name="T41">{$inspection.unloadingPlaceEng}</text:span></text:p>
          </table:table-cell>
          <table:table-cell table:style-name="Таблица2.A1" office:value-type="string">
            <text:p text:style-name="P13"><text:span text:style-name="T39">Выгрузка на склад/в автомашину</text:span>:<text:span text:style-name="T41">{$inspection.unloadingPlace}</text:span></text:p>
          </table:table-cell>
        </table:table-row>
        <table:table-row>
          <table:table-cell table:style-name="Таблица2.A1" office:value-type="string">
            <text:p text:style-name="P13">Type of packing:</text:p>
            <text:p text:style-name="P33"><text:soft-page-break/>{$inspection.packageTypeEng}</text:p>
          </table:table-cell>
          <table:table-cell table:style-name="Таблица2.A1" office:value-type="string">
            <text:p text:style-name="P13">Вид упаковки:</text:p>
            <text:p text:style-name="P33"><text:soft-page-break/>{$inspection.packageType}</text:p>
          </table:table-cell>
        </table:table-row>
      </table:table>
      <text:p text:style-name="P3"/>
      <text:p text:style-name="Standard"/>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14">Sticker in A4 format/Стикер формата А4:</text:p>
          </table:table-cell>
          <table:covered-table-cell/>
        </table:table-row>
        <table:table-row>
          <table:table-cell table:style-name="TableStickerA4.A1" office:value-type="string">
            <text:p text:style-name="P36"/>
          </table:table-cell>
          <table:table-cell table:style-name="TableStickerA4.A1" office:value-type="string">
            <text:p text:style-name="P36"/>
          </table:table-cell>
        </table:table-row>
      </table:table>
      <text:p text:style-name="P3"/>
      <text:p text:style-name="Standard"/>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26"><text:span text:style-name="T12">Shipping </text:span><text:span text:style-name="T11">m</text:span><text:span text:style-name="T12">ark</text:span><text:span text:style-name="T11">s</text:span><text:span text:style-name="T12">/Маркировка производителя:</text:span></text:p>
          </table:table-cell>
          <table:covered-table-cell/>
        </table:table-row>
        <table:table-row>
          <table:table-cell table:style-name="TableShippingMark.A1" office:value-type="string">
            <text:p text:style-name="P36"/>
          </table:table-cell>
          <table:table-cell table:style-name="TableShippingMark.A1" office:value-type="string">
            <text:p text:style-name="P36"/>
          </table:table-cell>
        </table:table-row>
      </table:table>
      <text:p text:style-name="P3"/>
      <table:table table:name="Table1" table:style-name="Table1">
        <table:table-column table:style-name="Table1.A"/>
        <table:table-row>
          <table:table-cell table:style-name="Table1.A1" office:value-type="string">
            <text:p text:style-name="P15">Normative paper of survey / <text:span text:style-name="T18">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5"/>
          </table:table-cell>
          <table:covered-table-cell/>
        </table:table-row>
        <table:table-row>
          <table:table-cell table:style-name="ТаблицаNormativePaper.A2" office:value-type="string">
            <text:p text:style-name="P34"/>
          </table:table-cell>
          <table:table-cell table:style-name="ТаблицаNormativePaper.B2" office:value-type="string">
            <text:p text:style-name="P34"/>
          </table:table-cell>
        </table:table-row>
      </table:table>
      <text:p text:style-name="P3"/>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13"><text:span text:style-name="T31">T</text:span>emperature <text:span text:style-name="T31">m</text:span>easurement / Замер температуры</text:p>
          </table:table-cell>
          <table:covered-table-cell/>
          <table:covered-table-cell/>
        </table:table-row>
        <table:table-row>
          <table:table-cell table:style-name="TableMeasurementTemperature.A2" office:value-type="string">
            <text:p text:style-name="P13"><text:span text:style-name="T31">Container</text:span> / </text:p>
            <text:p text:style-name="P13">Контейнер </text:p>
          </table:table-cell>
          <table:table-cell table:style-name="TableMeasurementTemperature.A2" office:value-type="string">
            <text:p text:style-name="P13">Recommended temperature condition of transportation and storage Рекомендуемый температурный режим транспортировки и хранения </text:p>
            <text:p text:style-name="P36"/>
          </table:table-cell>
          <table:table-cell table:style-name="TableMeasurementTemperature.C2" office:value-type="string">
            <text:p text:style-name="P13"><text:span text:style-name="T31">Temperature measurement result, </text:span>°C / Результат замера температуры, °C </text:p>
          </table:table-cell>
        </table:table-row>
        <table:table-row>
          <table:table-cell table:style-name="TableMeasurementTemperature.A3" office:value-type="string">
            <text:p text:style-name="P40"/>
          </table:table-cell>
          <table:table-cell table:style-name="TableMeasurementTemperature.A3" office:value-type="string">
            <text:p text:style-name="P39"/>
          </table:table-cell>
          <table:table-cell table:style-name="TableMeasurementTemperature.C3" office:value-type="string">
            <text:p text:style-name="P39"/>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9"/>
          </table:table-cell>
        </table:table-row>
        <table:table-row>
          <table:table-cell table:style-name="TableMobileThermoUnit.A2" office:value-type="string">
            <text:p text:style-name="P9"/>
          </table:table-cell>
        </table:table-row>
      </table:table>
      <text:p text:style-name="P3"/>
      <table:table table:name="TableCargoDigitalData" table:style-name="TableCargoDigitalData">
        <table:table-column table:style-name="TableCargoDigitalData.A"/>
        <table:table-row>
          <table:table-cell table:style-name="TableCargoDigitalData.A1" office:value-type="string">
            <text:p text:style-name="P12">The statement and the actual amount of cargo /Заявленное и фактическое количество груза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13">Cargo amount / <text:span text:style-name="T38">Количество груза</text:span></text:p>
          </table:table-cell>
          <table:covered-table-cell/>
          <table:covered-table-cell/>
          <table:covered-table-cell/>
          <table:table-cell table:style-name="TableCargoAmount.E1" table:number-columns-spanned="3" office:value-type="string">
            <text:p text:style-name="P13">Average weight / <text:span text:style-name="T38">Средний вес</text:span></text:p>
          </table:table-cell>
          <table:covered-table-cell/>
          <table:covered-table-cell/>
        </table:table-row>
        <table:table-row>
          <table:table-cell table:style-name="TableCargoAmount.A2" office:value-type="string">
            <text:p text:style-name="P16"><text:span text:style-name="T31">Units of measurement </text:span>/ Единицы измерения</text:p>
          </table:table-cell>
          <table:table-cell table:style-name="TableCargoAmount.A2" office:value-type="string">
            <text:p text:style-name="P16">Manifested Quantity / Заявленное количество</text:p>
          </table:table-cell>
          <table:table-cell table:style-name="TableCargoAmount.A2" office:value-type="string">
            <text:p text:style-name="P16">Actual Quantity /</text:p>
            <text:p text:style-name="P16">Фактическое</text:p>
            <text:p text:style-name="P16">количество</text:p>
          </table:table-cell>
          <table:table-cell table:style-name="TableCargoAmount.A2" office:value-type="string">
            <text:p text:style-name="P16">Shortage/ Surplus/ Недостача/ </text:p>
            <text:p text:style-name="P16">Излишек</text:p>
          </table:table-cell>
          <table:table-cell table:style-name="TableCargoAmount.A2" office:value-type="string">
            <text:p text:style-name="P16">Gross, <text:span text:style-name="T31">kg</text:span> / Брутто, кг</text:p>
          </table:table-cell>
          <table:table-cell table:style-name="TableCargoAmount.A2" office:value-type="string">
            <text:p text:style-name="P16">Net, <text:span text:style-name="T31">kg</text:span> / <text:span text:style-name="T38">Нетто, кг</text:span></text:p>
          </table:table-cell>
          <table:table-cell table:style-name="TableCargoAmount.G2" office:value-type="string">
            <text:p text:style-name="P16"><text:span text:style-name="T31">Tare, kg </text:span>/ </text:p>
            <text:p text:style-name="P16">Тара, кг</text:p>
          </table:table-cell>
        </table:table-row>
        <table:table-row>
          <table:table-cell table:style-name="TableCargoAmount.A2" office:value-type="string">
            <text:p text:style-name="P13"/>
          </table:table-cell>
          <table:table-cell table:style-name="TableCargoAmount.A2" office:value-type="string">
            <text:p text:style-name="P13"/>
          </table:table-cell>
          <table:table-cell table:style-name="TableCargoAmount.A2" office:value-type="string">
            <text:p text:style-name="P36"/>
          </table:table-cell>
          <table:table-cell table:style-name="TableCargoAmount.A2" office:value-type="string">
            <text:p text:style-name="P13"/>
          </table:table-cell>
          <table:table-cell table:style-name="TableCargoAmount.A2" office:value-type="string">
            <text:p text:style-name="P13"/>
          </table:table-cell>
          <table:table-cell table:style-name="TableCargoAmount.A2" office:value-type="string">
            <text:p text:style-name="P13"/>
          </table:table-cell>
          <table:table-cell table:style-name="TableCargoAmount.G2" office:value-type="string">
            <text:p text:style-name="P13"/>
          </table:table-cell>
        </table:table-row>
      </table:table>
      <text:p text:style-name="Text_20_body"/>
      <table:table table:name="TableDefects" table:style-name="TableDefects">
        <table:table-column table:style-name="TableDefects.A"/>
        <table:table-column table:style-name="TableDefects.B"/>
        <table:table-row>
          <table:table-cell table:style-name="TableDefects.A1" table:number-columns-spanned="2" office:value-type="string">
            <text:p text:style-name="P23"><text:span text:style-name="T21">Representative quantities of boxes were sorted out and the following was ascertained</text:span><text:span text:style-name="T21">/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table-cell table:style-name="TableDefects.A2" table:number-columns-spanned="2" office:value-type="string">
            <text:p text:style-name="P20">Defects / <text:span text:style-name="T38">Повреждения</text:span>:</text:p>
          </table:table-cell>
          <table:covered-table-cell/>
        </table:table-row>
        <table:table-row>
          <table:table-cell table:style-name="TableDefects.A3" office:value-type="string">
            <text:p text:style-name="P20">Calibre / <text:span text:style-name="T38">Калибр</text:span></text:p>
          </table:table-cell>
          <table:table-cell table:style-name="TableDefects.A2" office:value-type="string">
            <text:p text:style-name="P20">Package amount / <text:span text:style-name="T38">Упаковок</text:span></text:p>
          </table:table-cell>
        </table:table-row>
        <text:soft-page-break/>
        <table:table-row>
          <table:table-cell table:style-name="TableDefects.A4" office:value-type="string">
            <text:p text:style-name="P39"/>
          </table:table-cell>
          <table:table-cell table:style-name="TableDefects.B4" office:value-type="string">
            <text:p text:style-name="P39"/>
          </table:table-cell>
        </table:table-row>
      </table:table>
      <text:p text:style-name="P4"/>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41">Typical defects / <text:span text:style-name="T38">Типичные дефекты</text:span></text:p>
          </table:table-cell>
          <table:covered-table-cell/>
          <table:covered-table-cell/>
        </table:table-row>
        <table:table-row>
          <table:table-cell table:style-name="TableDefectsByClass.A2" office:value-type="string">
            <text:p text:style-name="P31"/>
          </table:table-cell>
          <table:table-cell table:style-name="TableDefectsByClass.A2" office:value-type="string">
            <text:p text:style-name="P31"/>
          </table:table-cell>
          <table:table-cell table:style-name="TableDefectsByClass.C2" office:value-type="string">
            <text:p text:style-name="P31"/>
          </table:table-cell>
        </table:table-row>
      </table:table>
      <text:p text:style-name="P4"/>
      <text:p text:style-name="P4"/>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able:table table:name="TableRipeness" table:style-name="TableRipeness">
        <table:table-column table:style-name="TableRipeness.A"/>
        <table:table-column table:style-name="TableRipeness.B" table:number-columns-repeated="4"/>
        <table:table-column table:style-name="TableRipeness.F"/>
        <table:table-row>
          <table:table-cell table:style-name="TableRipeness.A1" table:number-columns-spanned="6" office:value-type="string">
            <text:p text:style-name="P13">Scale of ripeness/Шкала зрелости </text:p>
          </table:table-cell>
          <table:covered-table-cell/>
          <table:covered-table-cell/>
          <table:covered-table-cell/>
          <table:covered-table-cell/>
          <table:covered-table-cell/>
        </table:table-row>
        <table:table-row>
          <table:table-cell table:style-name="TableRipeness.A2" table:number-rows-spanned="2" office:value-type="string">
            <text:p text:style-name="P39"><draw:frame draw:style-name="fr1" draw:name="Графический объект1" text:anchor-type="paragraph" svg:width="5.071cm" svg:height="4.983cm" draw:z-index="6"><draw:image xlink:href="Pictures/2000000900002BFD00002B3A5FCB2B63.svm" xlink:type="simple" xlink:show="embed" xlink:actuate="onLoad"/></draw:frame></text:p>
          </table:table-cell>
          <table:table-cell table:style-name="TableRipeness.A2" office:value-type="string">
            <text:p text:style-name="P37">Контейнер</text:p>
          </table:table-cell>
          <table:table-cell table:style-name="TableRipeness.A2" office:value-type="string">
            <text:p text:style-name="P13">Цвет по OCDE (2-3) </text:p>
          </table:table-cell>
          <table:table-cell table:style-name="TableRipeness.A2" office:value-type="string">
            <text:p text:style-name="P13">Цвет по OCDE (4-5) </text:p>
          </table:table-cell>
          <table:table-cell table:style-name="TableRipeness.A2" office:value-type="string">
            <text:p text:style-name="P13">Цвет по OCDE (6-7) </text:p>
          </table:table-cell>
          <table:table-cell table:style-name="TableRipeness.F2" office:value-type="string">
            <text:p text:style-name="P13">Цвет по OCDE (8-10) </text:p>
          </table:table-cell>
        </table:table-row>
        <table:table-row>
          <table:covered-table-cell/>
          <table:table-cell table:style-name="TableRipeness.B3" office:value-type="string">
            <text:p text:style-name="P39"/>
          </table:table-cell>
          <table:table-cell table:style-name="TableRipeness.B3" office:value-type="string">
            <text:p text:style-name="P39"/>
          </table:table-cell>
          <table:table-cell table:style-name="TableRipeness.B3" office:value-type="string">
            <text:p text:style-name="P39"/>
          </table:table-cell>
          <table:table-cell table:style-name="TableRipeness.B3" office:value-type="string">
            <text:p text:style-name="P39"/>
          </table:table-cell>
          <table:table-cell table:style-name="TableRipeness.F3" office:value-type="string">
            <text:p text:style-name="P39"/>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Table_20_Contents"/>
          </table:table-cell>
          <table:covered-table-cell/>
        </table:table-row>
        <table:table-row>
          <table:table-cell table:style-name="Table3.A1" table:number-columns-spanned="2" office:value-type="string">
            <text:p text:style-name="Table_20_Contents"/>
          </table:table-cell>
          <table:covered-table-cell/>
        </table:table-row>
        <table:table-row>
          <table:table-cell table:style-name="Table3.A1" office:value-type="string">
            <text:p text:style-name="P22"><text:span text:style-name="T15">Condition of </text:span><text:span text:style-name="T14">Package</text:span><text:span text:style-name="T15">. </text:span></text:p>
            <text:p text:style-name="P33">{$inspection.packageStateEng}</text:p>
          </table:table-cell>
          <table:table-cell table:style-name="Table3.A1" office:value-type="string">
            <text:p text:style-name="P38">Состояние упаковки:</text:p>
            <text:p text:style-name="P33">{$inspection.packageState}</text:p>
          </table:table-cell>
        </table:table-row>
        <table:table-row>
          <table:table-cell table:style-name="Table3.A1" office:value-type="string">
            <text:p text:style-name="P35">InspectorConclusion:</text:p>
            <text:p text:style-name="P33">{$inspection.surveyorConclusionEng}</text:p>
          </table:table-cell>
          <table:table-cell table:style-name="Table3.A1" office:value-type="string">
            <text:p text:style-name="P38">Заключение инспектора:</text:p>
            <text:p text:style-name="P33">{$inspection.surveyorConclusion}</text:p>
          </table:table-cell>
        </table:table-row>
        <table:table-row>
          <table:table-cell table:style-name="Table3.A1" office:value-type="string">
            <text:p text:style-name="P23"><text:span text:style-name="T39"/></text:p>
            <text:p text:style-name="P23"><text:span text:style-name="T39"/></text:p>
            <text:p text:style-name="P23"><text:span text:style-name="T39"/></text:p>
            <text:p text:style-name="P23"><text:span text:style-name="T39"/></text:p>
            <text:p text:style-name="P23"><text:span text:style-name="T39"/></text:p>
            <text:p text:style-name="P23"><text:span text:style-name="T39">Document LLS, inspector </text:span><text:span text:style-name="T33">{$inspection.surveyor.englishName}</text:span></text:p>
            <text:p text:style-name="P24"><text:span text:style-name="T25">ООО Документъ, инспектор </text:span><text:span text:style-name="T28">{$inspection.surveyor.name}</text:span><text:span text:style-name="T25"> </text:span></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able:table-cell>
          <table:table-cell table:style-name="Table3.A1" office:value-type="string">
            <text:p text:style-name="P38"/>
          </table:table-cell>
        </table:table-row>
        <table:table-row>
          <table:table-cell table:style-name="Table3.A6" table:number-columns-spanned="2" office:value-type="string">
            <text:p text:style-name="P25">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able:table table:name="TablePictures" table:style-name="TablePictures">
        <table:table-column table:style-name="TablePictures.A"/>
        <table:table-column table:style-name="TablePictures.B"/>
        <table:table-row>
          <table:table-cell table:number-columns-spanned="2" office:value-type="string">
            <text:p text:style-name="P10">Pictures / <text:span text:style-name="T38">Фотографии</text:span></text:p>
          </table:table-cell>
          <table:covered-table-cell/>
        </table:table-row>
        <table:table-row>
          <table:table-cell office:value-type="string">
            <text:p text:style-name="Table_20_Contents"/>
          </table:table-cell>
          <table:table-cell office:value-type="string">
            <text:p text:style-name="Table_20_Contents"/>
          </table:table-cell>
        </table:table-row>
      </table:table>
      <table:table table:name="TableQualityExpertise" table:style-name="TableQualityExpertise">
        <table:table-column table:style-name="TableQualityExpertise.A"/>
        <table:table-column table:style-name="TableQualityExpertise.B"/>
        <table:table-row>
          <table:table-cell table:style-name="TableQualityExpertise.A1" table:number-columns-spanned="2" office:value-type="string">
            <text:p text:style-name="P5">Quality expertise / Экспертиза качества</text:p>
          </table:table-cell>
          <table:covered-table-cell/>
        </table:table-row>
        <table:table-row>
          <table:table-cell table:style-name="TableQualityExpertise.A1" office:value-type="string">
            <text:p text:style-name="Table_20_Contents"/>
          </table:table-cell>
          <table:table-cell table:style-name="TableQualityExpertise.A1" office:value-type="string">
            <text:p text:style-name="Table_20_Contents"/>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end" style:justify-single-word="false"/>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0-14T14:25:54.46</dc:date>
    <meta:editing-duration>P13DT8H56M13S</meta:editing-duration>
    <meta:editing-cycles>221</meta:editing-cycles>
    <meta:generator>LibreOffice/3.3$Win32 LibreOffice_project/330m19$Build-202</meta:generator>
    <meta:document-statistic meta:table-count="18" meta:image-count="1" meta:object-count="0" meta:page-count="6" meta:paragraph-count="117" meta:word-count="453" meta:character-count="3989"/>
  </office:meta>
</office:document-meta>
</file>